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 style:text-align-source="fix" style:repeat-content="true" fo:wrap-option="wrap" fo:border="0.002cm solid #000000" style:vertical-align="top"/>
      <style:paragraph-properties fo:text-align="start"/>
      <style:text-properties fo:hyphenate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true" fo:wrap-option="wrap" fo:border="0.002cm solid #000000" style:vertical-align="top"/>
      <style:paragraph-properties fo:text-align="start"/>
      <style:text-properties fo:font-weight="bold" fo:hyphenate="true"/>
    </style:style>
    <style:style style:name="ce3" style:family="table-cell" style:parent-style-name="Default">
      <style:table-cell-properties fo:wrap-option="wrap"/>
      <style:text-properties fo:font-weight="bold" fo:hyphenate="true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true" fo:wrap-option="wrap" fo:border="0.002cm solid #000000" style:vertical-align="top"/>
      <style:paragraph-properties fo:text-align="start"/>
      <style:text-properties fo:font-weight="normal"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256" table:default-cell-style-name="ce1"/>
        <table:table-row table:style-name="ro1">
          <table:table-cell office:value-type="string">
            <text:p>Социальные функции</text:p>
            <text:p/>
            <text:p>Сословия</text:p>
          </table:table-cell>
          <table:table-cell table:style-name="ce2" office:value-type="string">
            <text:p>государственная гражданская служба</text:p>
          </table:table-cell>
          <table:table-cell table:style-name="ce2" office:value-type="string">
            <text:p>военная служба</text:p>
          </table:table-cell>
          <table:table-cell table:style-name="ce2" office:value-type="string">
            <text:p>охрана правопорядка</text:p>
          </table:table-cell>
          <table:table-cell table:style-name="ce2" office:value-type="string">
            <text:p>муниципальная служба</text:p>
          </table:table-cell>
          <table:table-cell table:style-name="ce2" office:value-type="string">
            <text:p>Законотворчество</text:p>
          </table:table-cell>
          <table:table-cell table:style-name="ce2" office:value-type="string">
            <text:p>казачья служба</text:p>
          </table:table-cell>
          <table:table-cell table:style-name="ce2" office:value-type="string">
            <text:p>выражение интересов сословий</text:p>
          </table:table-cell>
          <table:table-cell table:style-name="ce2" office:value-type="string">
            <text:p>обслуживание государственных социальных обязательств</text:p>
          </table:table-cell>
          <table:table-cell table:style-name="ce2" office:value-type="string">
            <text:p>работа по найму</text:p>
          </table:table-cell>
          <table:table-cell table:style-name="ce2" office:value-type="string">
            <text:p>социальная защита</text:p>
          </table:table-cell>
          <table:table-cell table:style-name="ce2" office:value-type="string">
            <text:p>коммерция</text:p>
          </table:table-cell>
          <table:table-cell table:style-name="ce2" office:value-type="string">
            <text:p>наказание, ограничение в правах</text:p>
          </table:table-cell>
          <table:table-cell table:style-name="ce2" office:value-type="string">
            <text:p>государственная социализация - «сословизация»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федеральный</text:p>
          </table:table-cell>
          <table:table-cell table:style-name="ce4" office:value-type="string">
            <text:p>федеральные государственные гражданские служащие</text:p>
          </table:table-cell>
          <table:table-cell office:value-type="string">
            <text:p>федеральные военнослужащие</text:p>
          </table:table-cell>
          <table:table-cell office:value-type="string">
            <text:p>федеральные правоохранители</text:p>
          </table:table-cell>
          <table:table-cell office:value-type="string">
            <text:p>нет</text:p>
          </table:table-cell>
          <table:table-cell office:value-type="string">
            <text:p>федеральные депутаты</text:p>
          </table:table-cell>
          <table:table-cell office:value-type="string">
            <text:p>нет</text:p>
          </table:table-cell>
          <table:table-cell office:value-type="string">
            <text:p>ЛСП федерального уровня</text:p>
          </table:table-cell>
          <table:table-cell office:value-type="string">
            <text:p>федеральные бюджетники</text:p>
          </table:table-cell>
          <table:table-cell office:value-type="string">
            <text:p>нет</text:p>
          </table:table-cell>
          <table:table-cell office:value-type="string">
            <text:p>федеральные пенсионеры</text:p>
          </table:table-cell>
          <table:table-cell office:value-type="string">
            <text:p>федеральные коммерсанты</text:p>
          </table:table-cell>
          <table:table-cell office:value-type="string">
            <text:p>федеральные ограниченные в правах</text:p>
          </table:table-cell>
          <table:table-cell office:value-type="string">
            <text:p>федеральные внесословные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окружной</text:p>
          </table:table-cell>
          <table:table-cell office:value-type="string">
            <text:p>федеральные государственные гражданские служащие</text:p>
          </table:table-cell>
          <table:table-cell table:style-name="ce4" office:value-type="string">
            <text:p>федеральные военнослужащие</text:p>
          </table:table-cell>
          <table:table-cell office:value-type="string">
            <text:p>федеральные правоохранители</text:p>
          </table:table-cell>
          <table:table-cell table:number-columns-repeated="2" office:value-type="string">
            <text:p>нет</text:p>
          </table:table-cell>
          <table:table-cell office:value-type="string">
            <text:p>окружные казаки</text:p>
          </table:table-cell>
          <table:table-cell office:value-type="string">
            <text:p>нет</text:p>
          </table:table-cell>
          <table:table-cell table:style-name="ce4" office:value-type="string">
            <text:p>нет</text:p>
          </table:table-cell>
          <table:table-cell table:number-columns-repeated="2" office:value-type="string">
            <text:p>нет</text:p>
          </table:table-cell>
          <table:table-cell office:value-type="string">
            <text:p>окружные коммерсанты</text:p>
          </table:table-cell>
          <table:table-cell table:number-columns-repeated="2" office:value-type="string">
            <text:p>нет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главных городов</text:p>
          </table:table-cell>
          <table:table-cell table:style-name="ce5" office:value-type="string">
            <text:p>федеральные государственные гражданские служащие</text:p>
          </table:table-cell>
          <table:table-cell table:style-name="ce5" office:value-type="string">
            <text:p>федеральные военнослужащие</text:p>
          </table:table-cell>
          <table:table-cell table:style-name="ce5" office:value-type="string">
            <text:p>федеральные, региональные <text:s/>и муниципальные правохранители</text:p>
          </table:table-cell>
          <table:table-cell table:style-name="ce5" office:value-type="string">
            <text:p>муниципальные служащие</text:p>
          </table:table-cell>
          <table:table-cell table:style-name="ce5" office:value-type="string">
            <text:p>депутаты заксобраний главных городов</text:p>
          </table:table-cell>
          <table:table-cell table:style-name="ce5" office:value-type="string">
            <text:p>казаки главных городов</text:p>
          </table:table-cell>
          <table:table-cell table:style-name="ce5" office:value-type="string">
            <text:p>ЛСП главных городов</text:p>
          </table:table-cell>
          <table:table-cell table:style-name="ce5" office:value-type="string">
            <text:p>федеральные, городские и муниципальные бюджетники</text:p>
          </table:table-cell>
          <table:table-cell table:style-name="ce5" office:value-type="string">
            <text:p>наемные работники главных городов</text:p>
          </table:table-cell>
          <table:table-cell table:style-name="ce5" office:value-type="string">
            <text:p>федеральные пенсионеры и пенсионеры главных городов</text:p>
          </table:table-cell>
          <table:table-cell table:style-name="ce5" office:value-type="string">
            <text:p>коммерсанты главных городов</text:p>
          </table:table-cell>
          <table:table-cell table:style-name="ce5" office:value-type="string">
            <text:p>ограниченные в правах, судимые и осужденные <text:s/>главных городов</text:p>
          </table:table-cell>
          <table:table-cell table:style-name="ce5" office:value-type="string">
            <text:p>внесословные и мигранты главных городов</text:p>
          </table:table-cell>
          <table:table-cell table:style-name="ce5"/>
          <table:table-cell table:number-columns-repeated="241"/>
        </table:table-row>
        <table:table-row table:style-name="ro3">
          <table:table-cell table:style-name="ce2" office:value-type="string">
            <text:p>субъектов федерации</text:p>
          </table:table-cell>
          <table:table-cell office:value-type="string">
            <text:p>федеральные и региональные государственные гражданские служащие</text:p>
          </table:table-cell>
          <table:table-cell office:value-type="string">
            <text:p>федеральные военнослужащие</text:p>
          </table:table-cell>
          <table:table-cell table:style-name="ce4" office:value-type="string">
            <text:p>федеральные правоохранители</text:p>
          </table:table-cell>
          <table:table-cell office:value-type="string">
            <text:p>муниципальные служащие</text:p>
          </table:table-cell>
          <table:table-cell office:value-type="string">
            <text:p>депутаты заксобраний субъектов федерации</text:p>
          </table:table-cell>
          <table:table-cell office:value-type="string">
            <text:p>казаки субъектов федерации</text:p>
          </table:table-cell>
          <table:table-cell office:value-type="string">
            <text:p>ЛСП субъектов федерации</text:p>
          </table:table-cell>
          <table:table-cell office:value-type="string">
            <text:p>федеральные, региональные и муниципальные бюджетники</text:p>
          </table:table-cell>
          <table:table-cell office:value-type="string">
            <text:p>наемные работники субъектов федерации</text:p>
          </table:table-cell>
          <table:table-cell office:value-type="string">
            <text:p>пенсионеры федеральные и региональные</text:p>
          </table:table-cell>
          <table:table-cell office:value-type="string">
            <text:p>муниципальные коммерсанты</text:p>
          </table:table-cell>
          <table:table-cell office:value-type="string">
            <text:p>муниципальные ограниченные в правах- регистрация</text:p>
          </table:table-cell>
          <table:table-cell office:value-type="string">
            <text:p>муниципальные внесословные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районный</text:p>
          </table:table-cell>
          <table:table-cell office:value-type="string">
            <text:p>региональные государственные гражданские служащие</text:p>
          </table:table-cell>
          <table:table-cell office:value-type="string">
            <text:p>федеральные военнослужащие</text:p>
          </table:table-cell>
          <table:table-cell office:value-type="string">
            <text:p>федеральные и муниципальные правохранители</text:p>
          </table:table-cell>
          <table:table-cell office:value-type="string">
            <text:p>муниципальные служащие</text:p>
          </table:table-cell>
          <table:table-cell table:style-name="ce4" office:value-type="string">
            <text:p><text:span text:style-name="T1">депутаты <text:s/></text:span><text:span text:style-name="T1">заксобра</text:span><text:span text:style-name="T1"/><text:span text:style-name="T1">ний <text:s/>район</text:span><text:span text:style-name="T1"/><text:span text:style-name="T1">ных муни</text:span><text:span text:style-name="T1"/><text:span text:style-name="T1">ципальных </text:span><text:span text:style-name="T1">округов</text:span></text:p>
          </table:table-cell>
          <table:table-cell office:value-type="string">
            <text:p>нет</text:p>
          </table:table-cell>
          <table:table-cell office:value-type="string">
            <text:p>районные ЛСП</text:p>
          </table:table-cell>
          <table:table-cell office:value-type="string">
            <text:p>федеральные, региональные и муниципальные бюджетники</text:p>
          </table:table-cell>
          <table:table-cell office:value-type="string">
            <text:p>наемные работники субъектов федерации и районов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городской </text:p>
          </table:table-cell>
          <table:table-cell office:value-type="string">
            <text:p>региональные государственные гражданские служащие</text:p>
          </table:table-cell>
          <table:table-cell office:value-type="string">
            <text:p>федеральные военнослужащие</text:p>
          </table:table-cell>
          <table:table-cell office:value-type="string">
            <text:p>федеральные и муниципальные правохранители</text:p>
          </table:table-cell>
          <table:table-cell office:value-type="string">
            <text:p>муниципальные служащие</text:p>
          </table:table-cell>
          <table:table-cell office:value-type="string">
            <text:p>депутаты <text:s/>заксобраний городских муниципальных округов</text:p>
          </table:table-cell>
          <table:table-cell table:style-name="ce4" office:value-type="string">
            <text:p>нет</text:p>
          </table:table-cell>
          <table:table-cell office:value-type="string">
            <text:p>городские ЛСП</text:p>
          </table:table-cell>
          <table:table-cell office:value-type="string">
            <text:p>федеральные, региональные и муниципальные бюджетники</text:p>
          </table:table-cell>
          <table:table-cell office:value-type="string">
            <text:p>наемные работники субъектов федерации, районов и городов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поселковый</text:p>
          </table:table-cell>
          <table:table-cell office:value-type="string">
            <text:p>нет</text:p>
          </table:table-cell>
          <table:table-cell office:value-type="string">
            <text:p>федеральные военнослужащие</text:p>
          </table:table-cell>
          <table:table-cell office:value-type="string">
            <text:p>муниципальные правоохранители</text:p>
          </table:table-cell>
          <table:table-cell office:value-type="string">
            <text:p>муниципальные служащие</text:p>
          </table:table-cell>
          <table:table-cell table:number-columns-repeated="2" office:value-type="string">
            <text:p>нет</text:p>
          </table:table-cell>
          <table:table-cell table:style-name="ce4" office:value-type="string">
            <text:p>поселковые ЛСП</text:p>
          </table:table-cell>
          <table:table-cell office:value-type="string">
            <text:p><text:s/>региональные и муниципальные бюджетники</text:p>
          </table:table-cell>
          <table:table-cell office:value-type="string">
            <text:p>наемные работники субъектов федерации, районов и поселков</text:p>
          </table:table-cell>
          <table:table-cell table:number-columns-repeated="246"/>
        </table:table-row>
        <table:table-row table:style-name="ro4">
          <table:table-cell table:style-name="ce2"/>
          <table:table-cell table:number-columns-repeated="7"/>
          <table:table-cell table:style-name="ce2"/>
          <table:table-cell table:number-columns-repeated="247"/>
        </table:table-row>
        <table:table-row table:style-name="ro4">
          <table:table-cell table:style-name="ce2"/>
          <table:table-cell table:number-columns-repeated="8"/>
          <table:table-cell table:style-name="ce2"/>
          <table:table-cell table:number-columns-repeated="246"/>
        </table:table-row>
        <table:table-row table:style-name="ro4">
          <table:table-cell table:style-name="ce2"/>
          <table:table-cell table:number-columns-repeated="9"/>
          <table:table-cell table:style-name="ce2"/>
          <table:table-cell table:number-columns-repeated="245"/>
        </table:table-row>
        <table:table-row table:style-name="ro4">
          <table:table-cell table:style-name="ce2"/>
          <table:table-cell table:number-columns-repeated="10"/>
          <table:table-cell table:style-name="ce2"/>
          <table:table-cell table:number-columns-repeated="244"/>
        </table:table-row>
        <table:table-row table:style-name="ro4">
          <table:table-cell table:style-name="ce2"/>
          <table:table-cell table:number-columns-repeated="11"/>
          <table:table-cell table:style-name="ce2"/>
          <table:table-cell table:number-columns-repeated="243"/>
        </table:table-row>
        <table:table-row table:style-name="ro4">
          <table:table-cell table:style-name="ce2"/>
          <table:table-cell table:number-columns-repeated="12"/>
          <table:table-cell table:style-name="ce2"/>
          <table:table-cell table:number-columns-repeated="242"/>
        </table:table-row>
        <table:table-row table:style-name="ro4" table:number-rows-repeated="48">
          <table:table-cell table:number-columns-repeated="256"/>
        </table:table-row>
        <table:table-row table:style-name="ro4" table:number-rows-repeated="2">
          <table:table-cell table:number-columns-repeated="15"/>
          <table:table-cell table:style-name="Default"/>
          <table:table-cell table:number-columns-repeated="240"/>
        </table:table-row>
        <table:table-row table:style-name="ro4" table:number-rows-repeated="6547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.01.2007</text:date>, <text:time>16:4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1-21T15:28:37</meta:creation-date>
    <dc:date>2007-01-28T16:47:01</dc:date>
    <dc:language>ru-RU</dc:language>
    <meta:editing-cycles>7</meta:editing-cycles>
    <meta:editing-duration>P1DT3H45M20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